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296c" officeooo:paragraph-rsid="0019296c"/>
    </style:style>
    <style:style style:name="P2" style:family="paragraph" style:parent-style-name="Standard" style:list-style-name="L1">
      <style:text-properties officeooo:rsid="0019296c" officeooo:paragraph-rsid="0019296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PIC1 – exámenes 101-102 – clase 01</text:p>
      <text:p text:style-name="P1"/>
      <text:list xml:id="list2730831200" text:style-name="L1">
        <text:list-item>
          <text:p text:style-name="P2">Objetivos</text:p>
        </text:list-item>
        <text:list-item>
          <text:p text:style-name="P2">herramientas – metodología</text:p>
        </text:list-item>
        <text:list-item>
          <text:p text:style-name="P2">Historia linux</text:p>
          <text:list>
            <text:list-item>
              <text:p text:style-name="P2"><text:s/>1 DE ENERO DE 1970 – UNIX - </text:p>
              <text:list>
                <text:list-item>
                  <text:p text:style-name="P2">at&amp;t <text:s/>- SYSV</text:p>
                </text:list-item>
                <text:list-item>
                  <text:p text:style-name="P2">Berkeley – bsd</text:p>
                </text:list-item>
                <text:list-item>
                  <text:p text:style-name="P2">posix </text:p>
                </text:list-item>
                <text:list-item>
                  <text:p text:style-name="P2">Richard Stallman <text:s/>- gnu gnu NOT unix – CODIGO FUENTE – gpl</text:p>
                </text:list-item>
                <text:list-item>
                  <text:p text:style-name="P2">GNU aplicaciones, kernel (hurd), linux (gpl) GNU/linux - </text:p>
                </text:list-item>
                <text:list-item>
                  <text:p text:style-name="P2">AIX (ibm), HP-UX, Solaris (sunOS) , UNIX WAR – SCO (x86)</text:p>
                </text:list-item>
                <text:list-item>
                  <text:p text:style-name="P2">Sistema operativo – manipulación – distribuciones distros</text:p>
                </text:list-item>
                <text:list-item>
                  <text:p text:style-name="P2">Fragmentación – GUIS -GNOME -MATE -</text:p>
                </text:list-item>
              </text:list>
            </text:list-item>
          </text:list>
        </text:list-item>
        <text:list-item>
          <text:p text:style-name="P2">UBUNTU, ROCKY</text:p>
        </text:list-item>
        <text:list-item>
          <text:p text:style-name="P2">Fuentes instalación – iso – LTS </text:p>
        </text:list-item>
        <text:list-item>
          <text:p text:style-name="P2">distro basadas debian <text:s/>-nombres clave – debian utilizan bookworm <text:s/>- ubuntu jammy jellyfish 22.04</text:p>
        </text:list-item>
        <text:list-item>
          <text:p text:style-name="P2">Instalación:</text:p>
          <text:list>
            <text:list-item>
              <text:p text:style-name="P2">debian 12</text:p>
            </text:list-item>
            <text:list-item>
              <text:p text:style-name="P2">rocky linux 9</text:p>
            </text:list-item>
            <text:list-item>
              <text:p text:style-name="P2">ubuntu server 22.04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08:28:44.050495835</meta:creation-date>
    <dc:date>2023-09-28T14:10:42.919047808</dc:date>
    <meta:editing-duration>PT5H41M59S</meta:editing-duration>
    <meta:editing-cycles>1</meta:editing-cycles>
    <meta:document-statistic meta:table-count="0" meta:image-count="0" meta:object-count="0" meta:page-count="1" meta:paragraph-count="20" meta:word-count="108" meta:character-count="640" meta:non-whitespace-character-count="548"/>
    <meta:generator>LibreOffice/7.4.1.2$Linux_X86_64 LibreOffice_project/3c58a8f3a960df8bc8fd77b461821e42c061c5f0</meta:generator>
  </office:meta>
</office:document-meta>
</file>